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" svg:font-family="Mangal"/>
    <style:font-face style:name="OpenSymbol" svg:font-family="Open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ela1" style:family="table">
      <style:table-properties style:width="17.489cm" fo:margin-top="0cm" fo:margin-bottom="0cm" table:align="center" style:writing-mode="lr-tb"/>
    </style:style>
    <style:style style:name="Tabela1.A" style:family="table-column">
      <style:table-column-properties style:column-width="7.011cm"/>
    </style:style>
    <style:style style:name="Tabela1.B" style:family="table-column">
      <style:table-column-properties style:column-width="10.478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fo:padding-left="0.191cm" fo:padding-right="0.191cm" fo:padding-top="0cm" fo:padding-bottom="0cm" fo:border="0.018cm solid #00000a"/>
    </style:style>
    <style:style style:name="Tabela1.2" style:family="table-row">
      <style:table-row-properties style:min-row-height="1.069cm" style:keep-together="true" fo:keep-together="auto"/>
    </style:style>
    <style:style style:name="Tabela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ela1.3" style:family="table-row">
      <style:table-row-properties style:min-row-height="2.26cm" style:keep-together="true" fo:keep-together="auto"/>
    </style:style>
    <style:style style:name="Tabela1.4" style:family="table-row">
      <style:table-row-properties style:min-row-height="2.427cm" style:keep-together="true" fo:keep-together="auto"/>
    </style:style>
    <style:style style:name="P1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style:language-asian="ja" style:country-asian="JP"/>
    </style:style>
    <style:style style:name="P2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font-weight="bold" style:language-asian="ja" style:country-asian="JP" style:font-weight-asian="bold"/>
    </style:style>
    <style:style style:name="P3" style:family="paragraph" style:parent-style-name="Standard">
      <style:text-properties style:font-name="Calibri1"/>
    </style:style>
    <style:style style:name="P4" style:family="paragraph" style:parent-style-name="List_20_Paragraph">
      <style:paragraph-properties fo:margin-left="0cm" fo:margin-right="0cm" fo:text-indent="0cm" style:auto-text-indent="false"/>
      <style:text-properties style:font-name="Calibri1" fo:font-size="11pt" style:font-size-asian="11pt" style:font-size-complex="11pt"/>
    </style:style>
    <style:style style:name="P5" style:family="paragraph" style:parent-style-name="List_20_Paragraph">
      <style:paragraph-properties fo:margin-left="0cm" fo:margin-right="0cm" fo:text-indent="0cm" style:auto-text-indent="false"/>
      <style:text-properties style:font-name="Calibri1" fo:font-size="16pt" style:font-size-asian="16pt" style:font-size-complex="16pt"/>
    </style:style>
    <style:style style:name="P6" style:family="paragraph" style:parent-style-name="List_20_Paragraph">
      <style:paragraph-properties fo:margin-left="0cm" fo:margin-right="0cm" fo:text-indent="0cm" style:auto-text-indent="false"/>
      <style:text-properties style:font-name="Calibri1" fo:font-size="16pt" style:font-size-asian="16pt" style:font-size-complex="16pt"/>
    </style:style>
    <style:style style:name="P7" style:family="paragraph" style:parent-style-name="List_20_Paragraph" style:list-style-name="L1">
      <style:paragraph-properties fo:margin-left="0cm" fo:margin-right="0cm" fo:text-indent="0cm" style:auto-text-indent="false"/>
      <style:text-properties style:font-name="Calibri1" fo:font-size="16pt" style:font-size-asian="16pt" style:font-size-complex="16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ge" style:horizontal-pos="center" style:horizontal-rel="page-content" fo:padding="0cm" fo:border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Ramka1" text:anchor-type="paragraph" svg:y="1.536cm" svg:width="17.489cm" draw:z-index="0"><draw:text-box fo:min-height="0.041cm"><table:table table:name="Tabela1" table:style-name="Tabela1"><table:table-column table:style-name="Tabela1.A"/><table:table-column table:style-name="Tabela1.B"/><table:table-row table:style-name="Tabela1.1"><table:table-cell table:style-name="Tabela1.A1" table:number-columns-spanned="2" office:value-type="string"><text:p text:style-name="P2">Politechnika Świętokrzyska w Kielcach</text:p><text:p text:style-name="P2">Wydział Elektroniki, Automatyki i Informatyki</text:p></table:table-cell><table:covered-table-cell/></table:table-row><table:table-row table:style-name="Tabela1.2"><table:table-cell table:style-name="Tabela1.A2" table:number-columns-spanned="2" office:value-type="string"><text:p text:style-name="P1">Projekt: <text:span text:style-name="T1">Technologie obiektowe</text:span></text:p></table:table-cell><table:covered-table-cell/></table:table-row><table:table-row table:style-name="Tabela1.3"><table:table-cell table:style-name="Tabela1.A2" table:number-rows-spanned="2" office:value-type="string"><text:p text:style-name="P2">Etap 7</text:p></table:table-cell><table:table-cell table:style-name="Tabela1.A2" office:value-type="string"><text:p text:style-name="P1">Wykonał: <text:span text:style-name="T1">Szymon Ciepluch</text:span></text:p><text:p text:style-name="P2"/><text:p text:style-name="P2"/></table:table-cell></table:table-row><table:table-row table:style-name="Tabela1.4"><table:covered-table-cell/><table:table-cell table:style-name="Tabela1.A2" office:value-type="string"><text:p text:style-name="P1">Data wykonania:</text:p><text:p text:style-name="P2">15.06.2020</text:p><text:p text:style-name="P2"/></table:table-cell></table:table-row></table:table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8554758284073271646" text:style-name="L1">
        <text:list-item>
          <text:p text:style-name="P7"><text:soft-page-break/><text:span text:style-name="T2">Co zostało zrealizowane<text:line-break/></text:span><text:span text:style-name="T3">Dodano obsługę pliku konfiguracyjnego, zaimplementowano uzupełnienie plików .html i pliku .py odpowiednimi danymi pobranymi z bazy. Dodano częściowe tworzenie gotowego folderu z projektem. </text:span><text:span text:style-name="T2"><text:line-break/></text:span></text:p>
        </text:list-item>
      </text:list>
      <text:p text:style-name="P5"><text:span text:style-name="T2">2. Co będzie realizowane w kolejnym etapie<text:line-break/></text:span><text:span text:style-name="T3">Zautomatyzowanie generowania i uruchomienia projektu flaska.</text:span><text:span text:style-name="T2"><text:line-break/></text:span><text:line-break/><text:span text:style-name="T2">3. Problemy<text:line-break/></text:span></text:p>
      <text:p text:style-name="P5"><text:span text:style-name="T2">4. Statystyki dotyczące kodu źródłowego (suma)<text:line-break/></text:span><text:span text:style-name="T3">Liczba plików: 34<text:line-break/>Wielkość plików: ~2,3MB<text:line-break/>Liczba wierszy: ~660 (+ style css)<text:line-break/><text:line-break/></text:span><text:span text:style-name="T2">5. Statystyki dotyczące plików tekstowych (suma)<text:line-break/></text:span><text:span text:style-name="T3">Liczba plików:7<text:line-break/>Wielkość plików: ~55KB<text:line-break/>Liczba znaków: ~620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" svg:font-family="Mangal"/>
    <style:font-face style:name="OpenSymbol" svg:font-family="Open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l" fo:country="PL" style:letter-kerning="fals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l" fo:country="PL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353cm" fo:line-height="115%" fo:text-align="start" style:justify-single-word="false" fo:orphans="2" fo:widows="2" style:writing-mode="lr-tb"/>
      <style:text-properties style:font-name-asian="Calibri2" style:language-asian="ja" style:country-asian="JP"/>
    </style:style>
    <style:style style:name="Heading" style:family="paragraph" style:parent-style-name="Standard_20__28_user_29_" style:next-style-name="Text_20_body" style:default-outline-level="" style:class="text">
      <style:paragraph-properties loext:contextual-spacing="false" fo:margin-top="0.423cm" fo:margin-bottom="0.212cm" fo:keep-with-next="always"/>
      <style:text-properties style:font-name="Arial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.353cm" fo:text-indent="0cm" style:auto-text-indent="false"/>
    </style:style>
    <style:style style:name="Standard_20__28_user_29_" style:display-name="Standard (user)" style:family="paragraph" style:default-outline-level="">
      <style:paragraph-properties loext:contextual-spacing="false" fo:margin-top="0cm" fo:margin-bottom="0cm" fo:line-height="100%" fo:text-align="start" style:justify-single-word="false" fo:orphans="0" fo:widows="0" fo:hyphenation-ladder-count="no-limit" style:vertical-align="baseline" style:writing-mode="lr-tb"/>
      <style:text-properties style:font-name="Times New Roman" fo:font-size="12pt" style:letter-kerning="true" style:font-name-asian="Lucida Sans Unicode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ize="16pt" style:font-size-asian="16pt" style:font-size-complex="1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mil</meta:initial-creator>
    <meta:editing-cycles>105</meta:editing-cycles>
    <meta:creation-date>2015-11-11T20:02:00</meta:creation-date>
    <dc:date>2020-06-15T22:57:47.03</dc:date>
    <meta:editing-duration>P1DT9H40M51S</meta:editing-duration>
    <meta:generator>OpenOffice/4.1.7$Win32 OpenOffice.org_project/417m1$Build-9800</meta:generator>
    <dc:creator>Szymon Ciepluch</dc:creator>
    <meta:document-statistic meta:table-count="1" meta:image-count="0" meta:object-count="0" meta:page-count="2" meta:paragraph-count="10" meta:word-count="94" meta:character-count="73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